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officeooo:rsid="00044d89" officeooo:paragraph-rsid="00191a8e"/>
    </style:style>
    <style:style style:name="P7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9" style:family="paragraph" style:parent-style-name="Standard" style:list-style-name="L1">
      <style:text-properties officeooo:rsid="00044d89" officeooo:paragraph-rsid="00191a8e"/>
    </style:style>
    <style:style style:name="P10" style:family="paragraph" style:parent-style-name="Standard" style:list-style-name="L2">
      <style:text-properties officeooo:rsid="00044d89" officeooo:paragraph-rsid="00191a8e"/>
    </style:style>
    <style:style style:name="P11" style:family="paragraph" style:parent-style-name="Standard" style:list-style-name="L3">
      <style:text-properties officeooo:rsid="00044d89" officeooo:paragraph-rsid="00191a8e"/>
    </style:style>
    <style:style style:name="P12" style:family="paragraph" style:parent-style-name="Standard" style:list-style-name="L4">
      <style:text-properties style:text-underline-style="none" officeooo:rsid="00044d89" officeooo:paragraph-rsid="00191a8e"/>
    </style:style>
    <style:style style:name="P13" style:family="paragraph" style:parent-style-name="Standard">
      <style:text-properties style:text-underline-style="none" officeooo:rsid="001af565" officeooo:paragraph-rsid="0022224a"/>
    </style:style>
    <style:style style:name="P14" style:family="paragraph" style:parent-style-name="Standard">
      <style:text-properties style:text-underline-style="none" officeooo:rsid="001af565" officeooo:paragraph-rsid="00222ae6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uebas</text:p>
      <text:p text:style-name="P1"/>
      <text:p text:style-name="P1"/>
      <text:p text:style-name="P1"/>
      <text:p text:style-name="P6"/>
      <text:p text:style-name="P6">1. Nos descargamos la imagen de debian:</text:p>
      <text:list xml:id="list4671615818369830477" text:style-name="L1">
        <text:list-item>
          <text:p text:style-name="P9">docker pull debian</text:p>
        </text:list-item>
      </text:list>
      <text:p text:style-name="P6"/>
      <text:p text:style-name="P6">2. Creamos un contenedor con la imagen de debian y que tengo el interprete de comandos:</text:p>
      <text:list xml:id="list5873081473376709583" text:style-name="L2">
        <text:list-item>
          <text:p text:style-name="P10">docker run -i -t --name maq1 debian /bin/bash</text:p>
        </text:list-item>
      </text:list>
      <text:p text:style-name="P6"/>
      <text:p text:style-name="P6">3. Si no hemos entrado, entramos y instalamos nginx:</text:p>
      <text:list xml:id="list9181758831229984641" text:style-name="L3">
        <text:list-item>
          <text:p text:style-name="P11">docker attach maq1</text:p>
          <text:list>
            <text:list-item>
              <text:p text:style-name="P11">apt update ; apt upgrade -y</text:p>
            </text:list-item>
            <text:list-item>
              <text:p text:style-name="P11">apt install nginx</text:p>
            </text:list-item>
          </text:list>
        </text:list-item>
      </text:list>
      <text:p text:style-name="P6"/>
      <text:p text:style-name="P6">4. Creamos una imagen de esa máquina con nginx instalado:</text:p>
      <text:list xml:id="list2382556043466911533" text:style-name="L4">
        <text:list-item>
          <text:p text:style-name="P12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;rafa' -e PASS='dani;rafa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1"/>
      <text:p text:style-name="P1"/>
      <text:p text:style-name="P1"/>
      <text:p text:style-name="P8"/>
      <text:p text:style-name="P13">docker run -d --name <text:span text:style-name="T3">servidor </text:span>-v proftpd:/var/www/html danibascon/<text:span text:style-name="T2">proftpd</text:span></text:p>
      <text:p text:style-name="P14">docker run -d -p 21:21 -p 22:22 -p 81:80 --name <text:span text:style-name="T4">servidor2</text:span> --<text:span text:style-name="T2">link servidor: servidor</text:span> danibascon/apache2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05T20:20:15.431556328</dc:date>
    <meta:editing-duration>PT4H2M2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45" meta:character-count="861" meta:non-whitespace-character-count="744"/>
  </office:meta>
</office:document-meta>
</file>